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4c7dc" draw:textarea-horizontal-align="justify" draw:textarea-vertical-align="top" draw:auto-grow-height="false" fo:min-height="9.85cm" fo:min-width="11.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3.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8.05cm" fo:min-width="10.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952cm" fo:min-width="1.904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2cm" fo:min-width="1.55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306cm" fo:min-width="1.90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4.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306cm" fo:min-width="2.258cm"/>
    </style:style>
    <style:style style:name="gr10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9.47cm" fo:min-width="19.92cm" fo:padding-top="0.165cm" fo:padding-bottom="0.165cm" fo:padding-left="0.29cm" fo:padding-right="0.2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2.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2.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3.7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10.75cm" fo:min-width="9.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306cm" fo:min-width="4.592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9.47cm" fo:min-width="19.22cm" fo:padding-top="0.165cm" fo:padding-bottom="0.165cm" fo:padding-left="0.29cm" fo:padding-right="0.29cm"/>
    </style:style>
    <style:style style:name="gr18" style:family="graphic" style:parent-style-name="standard">
      <style:graphic-properties svg:stroke-color="#000000" draw:fill="none" draw:textarea-horizontal-align="justify" draw:textarea-vertical-align="top" draw:auto-grow-height="false" fo:min-height="5.45cm" fo:min-width="8.699cm"/>
    </style:style>
    <style:style style:name="gr19" style:family="graphic" style:parent-style-name="standard">
      <style:graphic-properties svg:stroke-color="#000000" draw:fill="none" draw:textarea-horizontal-align="justify" draw:textarea-vertical-align="top" draw:auto-grow-height="false" fo:min-height="2.05cm" fo:min-width="5.3cm"/>
    </style:style>
    <style:style style:name="gr20" style:family="graphic" style:parent-style-name="standard">
      <style:graphic-properties svg:stroke-color="#000000" draw:fill="none" draw:textarea-horizontal-align="justify" draw:textarea-vertical-align="top" draw:auto-grow-height="false" fo:min-height="3.75cm" fo:min-width="9cm"/>
    </style:style>
    <style:style style:name="gr21" style:family="graphic" style:parent-style-name="standard">
      <style:graphic-properties svg:stroke-color="#000000" draw:fill="none" draw:textarea-horizontal-align="justify" draw:textarea-vertical-align="top" draw:auto-grow-height="false" fo:min-height="2.75cm" fo:min-width="8.999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b4c7dc"/>
      <style:paragraph-properties fo:text-align="start"/>
      <style:text-properties fo:color="#2a6099" fo:language="fr" fo:country="F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fo:language="fr" fo:country="FR" style:font-size-asian="12pt" style:font-size-complex="12pt"/>
    </style:style>
    <style:style style:name="P5" style:family="paragraph">
      <loext:graphic-properties draw:fill="solid" draw:fill-color="#ffffff"/>
      <style:paragraph-properties fo:text-align="start"/>
      <style:text-properties fo:font-size="12pt" fo:language="fr" fo:country="FR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0pt" fo:language="fr" fo:country="FR" style:font-size-asian="10pt" style:font-size-complex="10pt"/>
    </style:style>
    <style:style style:name="P7" style:family="paragraph">
      <loext:graphic-properties draw:fill="solid"/>
      <style:paragraph-properties fo:text-align="center"/>
      <style:text-properties fo:language="fr" fo:country="FR"/>
    </style:style>
    <style:style style:name="P8" style:family="paragraph">
      <loext:graphic-properties draw:fill="solid" draw:fill-color="#ffffff"/>
      <style:paragraph-properties fo:text-align="center"/>
      <style:text-properties fo:font-size="10pt" fo:language="fr" fo:country="FR" style:font-size-asian="10pt" style:font-size-complex="10pt"/>
    </style:style>
    <style:style style:name="P9" style:family="paragraph">
      <loext:graphic-properties draw:fill="solid" draw:fill-color="#000000"/>
      <style:paragraph-properties fo:text-align="center"/>
      <style:text-properties fo:language="fr" fo:country="FR"/>
    </style:style>
    <style:style style:name="P10" style:family="paragraph">
      <loext:graphic-properties draw:fill="none"/>
      <style:paragraph-properties fo:text-align="start"/>
      <style:text-properties fo:language="fr" fo:country="FR"/>
    </style:style>
    <style:style style:name="P11" style:family="paragraph">
      <loext:graphic-properties draw:fill="none"/>
      <style:paragraph-properties fo:text-align="center"/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12" style:family="paragraph">
      <loext:graphic-properties draw:fill="none"/>
      <style:paragraph-properties fo:text-align="center"/>
      <style:text-properties fo:color="#00a933" fo:font-size="10pt" fo:language="fr" fo:country="FR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2pt" fo:language="fr" fo:country="FR" style:font-size-asian="12pt" style:font-size-complex="12pt"/>
    </style:style>
    <style:style style:name="P14" style:family="paragraph">
      <style:paragraph-properties fo:margin-top="0.2cm" fo:margin-bottom="0cm" fo:text-align="start"/>
    </style:style>
    <style:style style:name="P15" style:family="paragraph">
      <style:paragraph-properties fo:margin-top="0.1cm" fo:margin-bottom="0cm" fo:text-align="start"/>
    </style:style>
    <style:style style:name="P16" style:family="paragraph">
      <loext:graphic-properties draw:fill="none"/>
      <style:paragraph-properties fo:margin-top="0.2cm" fo:margin-bottom="0cm" fo:text-align="start"/>
      <style:text-properties fo:font-size="12pt" fo:language="fr" fo:country="FR" style:font-size-asian="12pt" style:font-size-complex="12pt"/>
    </style:style>
    <style:style style:name="P17" style:family="paragraph">
      <loext:graphic-properties draw:fill="none"/>
      <style:paragraph-properties fo:margin-top="0.1cm" fo:margin-bottom="0cm" fo:text-align="start"/>
      <style:text-properties fo:font-size="12pt" fo:language="fr" fo:country="FR" style:font-size-asian="12pt" style:font-size-complex="12pt"/>
    </style:style>
    <style:style style:name="T1" style:family="text">
      <style:text-properties fo:color="#2a6099" fo:language="fr" fo:country="FR"/>
    </style:style>
    <style:style style:name="T2" style:family="text">
      <style:text-properties fo:font-size="12pt" fo:language="fr" fo:country="FR" style:font-size-asian="12pt" style:font-size-complex="12pt"/>
    </style:style>
    <style:style style:name="T3" style:family="text">
      <style:text-properties fo:font-size="10pt" fo:language="fr" fo:country="FR" style:font-size-asian="10pt" style:font-size-complex="10pt"/>
    </style:style>
    <style:style style:name="T4" style:family="text">
      <style:text-properties fo:language="fr" fo:country="FR"/>
    </style:style>
    <style:style style:name="T5" style:family="tex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T6" style:family="text">
      <style:text-properties fo:color="#00a933" fo:font-size="10pt" fo:language="fr" fo:country="FR" style:font-size-asian="10pt" style:font-size-complex="10pt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0pt" fo:language="fr" fo:country="FR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1.9cm" svg:height="10.1cm" svg:x="9cm" svg:y="8.4cm">
          <text:p text:style-name="P1"><text:span text:style-name="T1">Réalisation des <text:s/>x plats du contin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6cm" svg:height="2.2cm" svg:x="7.7cm" svg:y="1.3cm">
          <text:p text:style-name="P3"><text:span text:style-name="T2">Choix </text:span></text:p>
          <text:p text:style-name="P3"><text:span text:style-name="T2">d’un conti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4cm" svg:height="8.3cm" svg:x="9.3cm" svg:y="9.9cm">
          <text:p text:style-name="P1"><text:span text:style-name="T2">Réalisation d’un plat, boucle itérée y foi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3.4cm" svg:height="1.7cm" svg:x="15.5cm" svg:y="15.2cm">
          <text:p text:style-name="P3"><text:span text:style-name="T3">micro-j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1.3cm" svg:y1="2.4cm" svg:x2="14.95cm" svg:y2="8.4cm" draw:start-shape="id1" draw:start-glue-point="1" draw:end-shape="id2" draw:end-glue-point="0" svg:d="M11300 2400h3650v6000" svg:viewBox="0 0 3651 6001">
          <text:p/>
        </draw:connector>
        <draw:custom-shape draw:style-name="gr6" draw:text-style-name="P8" xml:id="id3" draw:id="id3" draw:layer="layout" svg:width="2.9cm" svg:height="1.7cm" svg:x="10.8cm" svg:y="14.5cm">
          <text:p text:style-name="P3"><text:span text:style-name="T3">Réuss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2.9cm" svg:height="1.7cm" svg:x="10.8cm" svg:y="16.4cm">
          <text:p text:style-name="P3"><text:span text:style-name="T3">Éch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2.25cm" svg:y1="14.5cm" svg:x2="13cm" svg:y2="13.4cm" draw:start-shape="id3" draw:start-glue-point="4" draw:end-shape="id4" draw:end-glue-point="2" svg:d="M12250 14500v-550h750v-550" svg:viewBox="0 0 751 1101">
          <text:p/>
        </draw:connector>
        <draw:connector draw:style-name="gr5" draw:text-style-name="P7" draw:layer="layout" draw:line-skew="0cm -3.299cm" svg:x1="10.8cm" svg:y1="17.25cm" svg:x2="17.2cm" svg:y2="15.2cm" draw:start-shape="id5" draw:start-glue-point="6" draw:end-shape="id6" draw:end-glue-point="4" svg:d="M10800 17250h-501v-5850h6901v3800" svg:viewBox="0 0 6902 5851">
          <text:p/>
        </draw:connector>
        <draw:connector draw:style-name="gr5" draw:text-style-name="P7" draw:layer="layout" draw:line-skew="0.549cm" svg:x1="15.5cm" svg:y1="16.05cm" svg:x2="13.7cm" svg:y2="17.25cm" draw:start-shape="id6" draw:start-glue-point="6" draw:end-shape="id5" draw:end-glue-point="10" svg:d="M15500 16050h-350v1200h-1450" svg:viewBox="0 0 1801 1201">
          <text:p/>
        </draw:connector>
        <draw:connector draw:style-name="gr5" draw:text-style-name="P7" draw:layer="layout" draw:line-skew="0.543cm" svg:x1="15.5cm" svg:y1="16.05cm" svg:x2="13.7cm" svg:y2="15.35cm" draw:start-shape="id6" draw:start-glue-point="6" draw:end-shape="id3" draw:end-glue-point="10" svg:d="M15500 16050h-356v-700h-1444" svg:viewBox="0 0 1801 701">
          <text:p/>
        </draw:connector>
        <draw:custom-shape draw:style-name="gr7" draw:text-style-name="P4" xml:id="id7" draw:id="id7" draw:layer="layout" svg:width="3.4cm" svg:height="2.2cm" svg:x="4.8cm" svg:y="8.1cm">
          <text:p text:style-name="P3"><text:span text:style-name="T2">Si score suffis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9cm" svg:y1="13.45cm" svg:x2="6.5cm" svg:y2="10.3cm" draw:start-shape="id2" draw:start-glue-point="3" draw:end-shape="id7" draw:end-glue-point="8" svg:d="M9000 13450h-2500v-3150" svg:viewBox="0 0 2501 3151">
          <text:p/>
        </draw:connector>
        <draw:connector draw:style-name="gr5" draw:text-style-name="P7" draw:layer="layout" svg:x1="6.5cm" svg:y1="8.1cm" svg:x2="5.55cm" svg:y2="6.9cm" draw:start-shape="id7" draw:start-glue-point="4" draw:end-shape="id8" draw:end-glue-point="2" svg:d="M6500 8100v-600h-950v-600" svg:viewBox="0 0 951 1201">
          <text:p/>
        </draw:connector>
        <draw:custom-shape draw:style-name="gr8" draw:text-style-name="P4" xml:id="id8" draw:id="id8" draw:layer="layout" svg:width="4.7cm" svg:height="2.2cm" svg:x="3.2cm" svg:y="4.7cm">
          <text:p text:style-name="P3"><text:span text:style-name="T2">Déblocage de </text:span></text:p>
          <text:p text:style-name="P3"><text:span text:style-name="T2">nouveau(x) continent(s)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9" draw:id="id9" draw:layer="layout" svg:width="3.9cm" svg:height="2.2cm" svg:x="0.6cm" svg:y="7.9cm">
          <text:p text:style-name="P3"><text:span text:style-name="T2">Si score insuffis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svg:x1="5.55cm" svg:y1="4.7cm" svg:x2="9.5cm" svg:y2="3.5cm" draw:start-shape="id8" draw:start-glue-point="0" draw:end-shape="id1" draw:end-glue-point="2" svg:d="M5550 4700v-600h3950v-600" svg:viewBox="0 0 3951 1201">
          <text:p/>
        </draw:connector>
        <draw:connector draw:style-name="gr10" draw:text-style-name="P9" draw:layer="layout" svg:x1="9cm" svg:y1="13.45cm" svg:x2="2.55cm" svg:y2="10.1cm" draw:start-shape="id2" draw:start-glue-point="3" draw:end-shape="id9" draw:end-glue-point="8" svg:d="M9000 13450h-6450v-3350" svg:viewBox="0 0 6451 3351">
          <text:p/>
        </draw:connector>
        <draw:connector draw:style-name="gr10" draw:text-style-name="P9" draw:layer="layout" svg:x1="2.55cm" svg:y1="7.9cm" svg:x2="7.7cm" svg:y2="2.4cm" draw:start-shape="id9" draw:start-glue-point="4" draw:end-shape="id1" draw:end-glue-point="3" svg:d="M2550 7900v-5500h5150" svg:viewBox="0 0 5151 5501">
          <text:p/>
        </draw:connector>
        <draw:custom-shape draw:style-name="gr11" draw:text-style-name="P10" draw:layer="layout" svg:width="20.5cm" svg:height="19.8cm" svg:x="0.4cm" svg:y="0.6cm">
          <text:p text:style-name="P1"><text:span text:style-name="T4">Campag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4" draw:id="id4" draw:layer="layout" svg:width="3cm" svg:height="1.4cm" svg:x="11.5cm" svg:y="12cm">
          <text:p text:style-name="P3"><text:span text:style-name="T5">Gain de scor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5cm" svg:y1="12.7cm" svg:x2="17.2cm" svg:y2="15.2cm" draw:start-shape="id4" draw:start-glue-point="1" draw:end-shape="id6" draw:end-glue-point="4" svg:d="M14500 12700h2700v2500" svg:viewBox="0 0 2701 2501">
          <text:p/>
        </draw:connector>
        <draw:custom-shape draw:style-name="gr13" draw:text-style-name="P12" xml:id="id10" draw:id="id10" draw:layer="layout" svg:width="2.6cm" svg:height="1.1cm" svg:x="17.9cm" svg:y="13.2cm">
          <text:p text:style-name="P3"><text:span text:style-name="T6">Possibilité de </text:span></text:p>
          <text:p text:style-name="P3"><text:span text:style-name="T6">pause du j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17.2cm" svg:y1="15.2cm" svg:x2="17.9cm" svg:y2="13.75cm" draw:start-shape="id6" draw:start-glue-point="4" draw:end-shape="id10" draw:end-glue-point="3" svg:d="M17200 15200v-1450h700" svg:viewBox="0 0 701 1451">
          <text:p/>
        </draw:connector>
      </draw:page>
      <draw:page draw:name="page2" draw:style-name="dp1" draw:master-page-name="Standard">
        <draw:custom-shape draw:style-name="gr14" draw:text-style-name="P4" xml:id="id11" draw:id="id11" draw:layer="layout" svg:width="4.2cm" svg:height="2.2cm" svg:x="1cm" svg:y="1.7cm">
          <text:p text:style-name="P3"><text:span text:style-name="T2">Inscription au menu</text:span></text:p>
          <text:p text:style-name="P3"><text:span text:style-name="T2">Du jou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2" draw:id="id12" draw:layer="layout" svg:width="9.9cm" svg:height="11cm" svg:x="1.8cm" svg:y="7.8cm">
          <text:p text:style-name="P1"><text:span text:style-name="T2">Réalisation de plats du menu du j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6" draw:id="id16" draw:layer="layout" svg:width="3.4cm" svg:height="1.7cm" svg:x="3.1cm" svg:y="10.1cm">
          <text:p text:style-name="P3"><text:span text:style-name="T3">Début d’un micro-j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3.1cm" svg:y1="3.9cm" svg:x2="6.75cm" svg:y2="7.8cm" draw:start-shape="id11" draw:start-glue-point="2" draw:end-shape="id12" draw:end-glue-point="0" svg:d="M3100 3900v1950h3650v1950" svg:viewBox="0 0 3651 3901">
          <text:p/>
        </draw:connector>
        <draw:custom-shape draw:style-name="gr6" draw:text-style-name="P8" xml:id="id13" draw:id="id13" draw:layer="layout" svg:width="2.9cm" svg:height="1.7cm" svg:x="3.4cm" svg:y="14.4cm">
          <text:p text:style-name="P3"><text:span text:style-name="T3">Réuss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5" draw:id="id15" draw:layer="layout" svg:width="2.9cm" svg:height="1.7cm" svg:x="3.4cm" svg:y="16.3cm">
          <text:p text:style-name="P3"><text:span text:style-name="T3">Éch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6.3cm" svg:y1="15.25cm" svg:x2="7.6cm" svg:y2="14.2cm" draw:start-shape="id13" draw:start-glue-point="10" draw:end-shape="id14" draw:end-glue-point="2" svg:d="M6300 15250h1300v-1050" svg:viewBox="0 0 1301 1051">
          <text:p/>
        </draw:connector>
        <draw:connector draw:style-name="gr5" draw:text-style-name="P7" draw:layer="layout" draw:line-skew="2.898cm" svg:x1="6.3cm" svg:y1="17.15cm" svg:x2="6.5cm" svg:y2="10.95cm" draw:start-shape="id15" draw:start-glue-point="10" draw:end-shape="id16" draw:end-glue-point="10" svg:d="M6300 17150h3600v-6200h-3400" svg:viewBox="0 0 3601 6201">
          <text:p/>
        </draw:connector>
        <draw:connector draw:style-name="gr5" draw:text-style-name="P7" draw:layer="layout" svg:x1="3.1cm" svg:y1="10.95cm" svg:x2="3.4cm" svg:y2="17.15cm" draw:start-shape="id16" draw:start-glue-point="6" draw:end-shape="id15" draw:end-glue-point="6" svg:d="M3100 10950h-501v6200h801" svg:viewBox="0 0 802 6201">
          <text:p/>
        </draw:connector>
        <draw:connector draw:style-name="gr5" draw:text-style-name="P7" draw:layer="layout" svg:x1="3.1cm" svg:y1="10.95cm" svg:x2="3.4cm" svg:y2="15.25cm" draw:start-shape="id16" draw:start-glue-point="6" draw:end-shape="id13" draw:end-glue-point="6" svg:d="M3100 10950h-501v4300h801" svg:viewBox="0 0 802 4301">
          <text:p/>
        </draw:connector>
        <draw:custom-shape draw:style-name="gr16" draw:text-style-name="P4" xml:id="id17" draw:id="id17" draw:layer="layout" svg:width="7.2cm" svg:height="2.2cm" svg:x="12.9cm" svg:y="15.5cm">
          <text:p text:style-name="P3"><text:span text:style-name="T2">Classement mondial/régional/local</text:span></text:p>
          <text:p text:style-name="P3"><text:span text:style-name="T2">en fonction du </text:span><text:span text:style-name="T7">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svg:x1="11.7cm" svg:y1="13.3cm" svg:x2="12.9cm" svg:y2="16.6cm" draw:start-shape="id12" draw:start-glue-point="1" draw:end-shape="id17" draw:end-glue-point="6" svg:d="M11700 13300h600v3300h600" svg:viewBox="0 0 1201 3301">
          <text:p/>
        </draw:connector>
        <draw:custom-shape draw:style-name="gr17" draw:text-style-name="P10" draw:layer="layout" svg:width="19.8cm" svg:height="19.8cm" svg:x="0.5cm" svg:y="0.6cm">
          <text:p text:style-name="P1"><text:span text:style-name="T4">Défi quotidie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4" draw:id="id14" draw:layer="layout" svg:width="3cm" svg:height="1.4cm" svg:x="6.1cm" svg:y="12.8cm">
          <text:p text:style-name="P3"><text:span text:style-name="T8">Gain de</text:span><text:span text:style-name="T5"> scor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7.6cm" svg:y1="12.8cm" svg:x2="6.5cm" svg:y2="10.95cm" draw:start-shape="id14" draw:start-glue-point="0" draw:end-shape="id16" draw:end-glue-point="10" svg:d="M7600 12800v-1850h-1100" svg:viewBox="0 0 1101 1851">
          <text:p/>
        </draw:connector>
      </draw:page>
      <draw:page draw:name="page3" draw:style-name="dp1" draw:master-page-name="Standard">
        <draw:custom-shape draw:style-name="gr18" draw:text-style-name="P16" xml:id="id18" draw:id="id18" draw:layer="layout" svg:width="9.199cm" svg:height="5.7cm" svg:x="3.401cm" svg:y="2.1cm">
          <text:p text:style-name="P14"><text:span text:style-name="T7">Objectifs</text:span></text:p>
          <text:p text:style-name="P15"><text:span text:style-name="T2">Réussir chaque mini jeu composant les</text:span></text:p>
          <text:p text:style-name="P15"><text:span text:style-name="T2"><text:tab/></text:span><text:span text:style-name="T2">différents plats</text:span></text:p>
          <text:p text:style-name="P15"><text:span text:style-name="T2">Réussir tous les plats d’un continent</text:span></text:p>
          <text:p text:style-name="P15"><text:span text:style-name="T2">Finir tous les continents de la campagne</text:span></text:p>
          <text:p text:style-name="P15"><text:span text:style-name="T2">Personnaliser son chef cuisinier</text:span></text:p>
          <text:p text:style-name="P15"><text:span text:style-name="T2">Une fois la campagne terminée faire le</text:span></text:p>
          <text:p text:style-name="P15"><text:span text:style-name="T2"><text:tab/></text:span><text:span text:style-name="T2">menu du jour</text:span></text:p>
          <text:p text:style-name="P15"><text:span text:style-name="T2">Être le mieux classé possible au menu du jour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8cm" svg:height="2.3cm" svg:x="3.7cm" svg:y="8.8cm">
          <text:p text:style-name="P15"><text:span text:style-name="T7">Moyens</text:span></text:p>
          <text:p text:style-name="P15"><text:span text:style-name="T2">Tactile du téléphone portable</text:span></text:p>
          <text:p text:style-name="P15"><text:span text:style-name="T2"><text:tab/></text:span><text:span text:style-name="T2"> “</text:span><text:span text:style-name="T2">tap and swipe”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19" draw:id="id19" draw:layer="layout" svg:width="9.5cm" svg:height="4cm" svg:x="10.5cm" svg:y="9.1cm">
          <text:p text:style-name="P1"><text:span text:style-name="T7">Obstacles:</text:span></text:p>
          <text:p text:style-name="P15"><text:span text:style-name="T2">Comprendre les règles de chaque mini-jeu</text:span></text:p>
          <text:p text:style-name="P15"><text:span text:style-name="T2">Se souvenir de ces règles</text:span></text:p>
          <text:p text:style-name="P15"><text:span text:style-name="T2">Exécuter les actions nécessaires à la</text:span></text:p>
          <text:p text:style-name="P15"><text:span text:style-name="T2"><text:tab/></text:span><text:span text:style-name="T2">préparation du plat dans le temps imparti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13" xml:id="id20" draw:id="id20" draw:layer="layout" svg:width="9.499cm" svg:height="3cm" svg:x="2.501cm" svg:y="14.5cm">
          <text:p text:style-name="P1"><text:span text:style-name="T7">Récompenses :</text:span></text:p>
          <text:p text:style-name="P15"><text:span text:style-name="T2">Déblocage du continent suivant</text:span></text:p>
          <text:p text:style-name="P15"><text:span text:style-name="T2">Déblocage du menu quotidien</text:span></text:p>
          <text:p text:style-name="P15"><text:span text:style-name="T2">Obtention de cosmétiques pour personnaliser</text:span></text:p>
          <text:p text:style-name="P15"><text:span text:style-name="T2"><text:tab/></text:span><text:span text:style-name="T2"> </text:span><text:span text:style-name="T2">son chef cuisinier</text:span></text:p>
          <text:p text:style-name="P15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2.6cm" svg:y1="4.95cm" svg:x2="15.25cm" svg:y2="9.1cm" draw:start-shape="id18" draw:start-glue-point="1" draw:end-shape="id19" draw:end-glue-point="0" svg:d="M12600 4950h2650v4150" svg:viewBox="0 0 2651 4151">
          <text:p/>
        </draw:connector>
        <draw:connector draw:style-name="gr10" draw:text-style-name="P9" draw:layer="layout" svg:x1="15.25cm" svg:y1="13.1cm" svg:x2="12cm" svg:y2="16cm" draw:start-shape="id19" draw:start-glue-point="2" draw:end-shape="id20" draw:end-glue-point="1" svg:d="M15250 13100v2900h-3250" svg:viewBox="0 0 3251 2901">
          <text:p/>
        </draw:connector>
        <draw:connector draw:style-name="gr10" draw:text-style-name="P9" draw:layer="layout" svg:x1="2.501cm" svg:y1="16cm" svg:x2="3.401cm" svg:y2="4.95cm" draw:start-shape="id20" draw:start-glue-point="3" draw:end-shape="id18" draw:end-glue-point="3" svg:d="M2501 16000h-502v-11050h1402" svg:viewBox="0 0 1403 110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9T15:06:58.028000000</meta:creation-date>
    <dc:date>2020-06-02T10:49:38.614000000</dc:date>
    <meta:editing-duration>PT3H14M42S</meta:editing-duration>
    <meta:editing-cycles>9</meta:editing-cycles>
    <meta:generator>LibreOffice/6.3.2.2$Windows_X86_64 LibreOffice_project/98b30e735bda24bc04ab42594c85f7fd8be07b9c</meta:generator>
    <meta:document-statistic meta:object-count="46"/>
  </office:meta>
</office:document-meta>
</file>